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distanc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inches</text:p>
          </table:table-cell>
          <table:table-cell table:formula="of:=[.D8]/12" office:value-type="float" office:value="1.33333333333333" calcext:value-type="float">
            <text:p>1.33333333333333</text:p>
          </table:table-cell>
          <table:table-cell office:value-type="string" calcext:value-type="string">
            <text:p>foo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l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bs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oment</text:p>
          </table:table-cell>
          <table:table-cell table:formula="of:=[.F10]*[.F8]" office:value-type="float" office:value="10.6666666666667" calcext:value-type="float">
            <text:p>10.6666666666667</text:p>
          </table:table-cell>
          <table:table-cell office:value-type="string" calcext:value-type="string">
            <text:p>Ft-lbs</text:p>
          </table:table-cell>
          <table:table-cell office:value-type="float" office:value="14.462" calcext:value-type="float">
            <text:p>14.462</text:p>
          </table:table-cell>
          <table:table-cell office:value-type="string" calcext:value-type="string">
            <text:p>N-m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teeth depth * 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ear ratio</text:p>
          </table:table-cell>
          <table:table-cell table:number-columns-repeated="4"/>
          <table:table-cell table:formula="of:=15/64" office:value-type="float" office:value="0.234375" calcext:value-type="float">
            <text:p>0.234375</text:p>
          </table:table-cell>
          <table:table-cell office:value-type="string" calcext:value-type="string">
            <text:p>inch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to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office:value-type="string" calcext:value-type="string">
            <text:p>inche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c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he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ches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inc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ches</text:p>
          </table:table-cell>
        </table:table-row>
        <table:table-row table:style-name="ro1">
          <table:table-cell table:number-columns-repeated="3"/>
          <table:table-cell table:style-name="ce1" table:formula="of:=[.D19]-[.$I$17]" office:value-type="float" office:value="0.515625" calcext:value-type="float">
            <text:p>0.515625</text:p>
          </table:table-cell>
          <table:table-cell office:value-type="string" calcext:value-type="string">
            <text:p>effective inches</text:p>
          </table:table-cell>
          <table:table-cell table:style-name="ce1" table:formula="of:=[.F19]-[.$I$17]" office:value-type="float" office:value="2.265625" calcext:value-type="float">
            <text:p>2.265625</text:p>
          </table:table-cell>
          <table:table-cell office:value-type="string" calcext:value-type="string">
            <text:p>effective inches</text:p>
          </table:table-cell>
          <table:table-cell table:style-name="ce1" table:formula="of:=[.H19]-[.$I$17]" office:value-type="float" office:value="0.765625" calcext:value-type="float">
            <text:p>0.765625</text:p>
          </table:table-cell>
          <table:table-cell office:value-type="string" calcext:value-type="string">
            <text:p>effective inches</text:p>
          </table:table-cell>
          <table:table-cell table:style-name="ce1" table:formula="of:=[.J19]-[.$I$17]" office:value-type="float" office:value="1.265625" calcext:value-type="float">
            <text:p>1.265625</text:p>
          </table:table-cell>
          <table:table-cell office:value-type="string" calcext:value-type="string">
            <text:p>effective inches</text:p>
          </table:table-cell>
          <table:table-cell table:style-name="ce1" table:formula="of:=[.L19]-[.$I$17]" office:value-type="float" office:value="1.015625" calcext:value-type="float">
            <text:p>1.015625</text:p>
          </table:table-cell>
          <table:table-cell office:value-type="string" calcext:value-type="string">
            <text:p>effective inches</text:p>
          </table:table-cell>
          <table:table-cell table:style-name="ce1" table:formula="of:=[.N19]+[.$I$17]" office:value-type="float" office:value="8.234375" calcext:value-type="float">
            <text:p>8.234375</text:p>
          </table:table-cell>
          <table:table-cell office:value-type="string" calcext:value-type="string">
            <text:p>effective inches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teeth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tee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eth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teeth</text:p>
          </table:table-cell>
          <table:table-cell table:formula="of:=[.L20]*[.$F$22]" office:value-type="float" office:value="22.4137931034483" calcext:value-type="float">
            <text:p>22.4137931034483</text:p>
          </table:table-cell>
          <table:table-cell office:value-type="string" calcext:value-type="string">
            <text:p>teeth</text:p>
          </table:table-cell>
          <table:table-cell table:formula="of:=[.N20]*[.$F$22]" office:value-type="float" office:value="181.724137931035" calcext:value-type="float">
            <text:p>181.724137931035</text:p>
          </table:table-cell>
          <table:table-cell office:value-type="string" calcext:value-type="string">
            <text:p>teeth</text:p>
          </table:table-cell>
        </table:table-row>
        <table:table-row table:style-name="ro1">
          <table:table-cell table:number-columns-repeated="3"/>
          <table:table-cell table:formula="of:=[.D21]/[.D20]" office:value-type="float" office:value="21.3333333333333" calcext:value-type="float">
            <text:p>21.3333333333333</text:p>
          </table:table-cell>
          <table:table-cell/>
          <table:table-cell table:style-name="ce3" table:formula="of:=[.F21]/[.F20]" office:value-type="float" office:value="22.0689655172414" calcext:value-type="float">
            <text:p>22.0689655172414</text:p>
          </table:table-cell>
          <table:table-cell/>
          <table:table-cell table:formula="of:=[.H21]/[.H20]" office:value-type="float" office:value="22.2040816326531" calcext:value-type="float">
            <text:p>22.2040816326531</text:p>
          </table:table-cell>
          <table:table-cell/>
          <table:table-cell table:style-name="ce3" table:formula="of:=[.J21]/[.J20]" office:value-type="float" office:value="22.1234567901235" calcext:value-type="float">
            <text:p>22.1234567901235</text:p>
          </table:table-cell>
          <table:table-cell/>
          <table:table-cell table:formula="of:=[.L21]/[.L20]" office:value-type="float" office:value="22.0689655172414" calcext:value-type="float">
            <text:p>22.0689655172414</text:p>
          </table:table-cell>
          <table:table-cell/>
          <table:table-cell table:formula="of:=[.N21]/[.N20]" office:value-type="float" office:value="22.0689655172414" calcext:value-type="float">
            <text:p>22.0689655172414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guess at gear ratio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formula="of:=[.F21]/[.D21]" office:value-type="float" office:value="4.54545454545455" calcext:value-type="float">
            <text:p>4.54545454545455</text:p>
          </table:table-cell>
          <table:table-cell table:formula="of:=[.J21]/[.H21]" office:value-type="float" office:value="1.64705882352941" calcext:value-type="float">
            <text:p>1.64705882352941</text:p>
          </table:table-cell>
          <table:table-cell table:formula="of:=[.N21]/[.L21]" office:value-type="float" office:value="8.10769230769231" calcext:value-type="float">
            <text:p>8.1076923076923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raw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NEEDED 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overall gear ratio</text:p>
          </table:table-cell>
          <table:table-cell table:formula="of:=[.F28]*[.G28]*[.H28]" office:value-type="float" office:value="60.6993006993007" calcext:value-type="float">
            <text:p>60.6993006993007</text:p>
          </table:table-cell>
          <table:table-cell/>
          <table:table-cell table:formula="of:=[.H13]/[.G31]" office:value-type="float" office:value="0.238256451612903" calcext:value-type="float">
            <text:p>0.238256451612903</text:p>
          </table:table-cell>
          <table:table-cell office:value-type="string" calcext:value-type="string">
            <text:p>N-M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WITH FRICTION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NEEDED 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I31]*2.5" office:value-type="float" office:value="0.595641129032258" calcext:value-type="float">
            <text:p>0.595641129032258</text:p>
          </table:table-cell>
          <table:table-cell office:value-type="string" calcext:value-type="string">
            <text:p>N-M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Moto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have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5" calcext:value-type="float">
            <text:p>1.5</text:p>
          </table:table-cell>
          <table:table-cell office:value-type="string" calcext:value-type="string">
            <text:p>N-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9:53:50.118000000</meta:creation-date>
    <dc:date>2024-09-25T20:59:34.570000000</dc:date>
    <meta:editing-duration>PT1H5M46S</meta:editing-duration>
    <meta:editing-cycles>2</meta:editing-cycles>
    <meta:generator>LibreOffice/7.5.9.2$Windows_X86_64 LibreOffice_project/cdeefe45c17511d326101eed8008ac4092f278a9</meta:generator>
    <meta:document-statistic meta:table-count="1" meta:cell-count="80" meta:object-count="0"/>
  </office:meta>
</office:document-meta>
</file>